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5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679012345679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70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1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1.9753086419753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24.25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24.25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24.25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24.25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24.25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24.25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1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24.25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24.25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table:number-columns-repeated="1016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24.25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55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55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55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55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55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55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55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55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55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55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55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55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5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5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5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5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5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5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5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5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5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5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5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5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70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5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70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10:32:31.768143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0T11:31:41.394352532</dc:date>
    <meta:editing-duration>P4DT20H29M21S</meta:editing-duration>
    <meta:editing-cycles>172</meta:editing-cycles>
    <meta:generator>LibreOffice/4.2.2.1$Linux_X86_64 LibreOffice_project/420m0$Build-1</meta:generator>
    <meta:document-statistic meta:table-count="1" meta:cell-count="1028" meta:object-count="0"/>
  </office:meta>
</office:document-meta>
</file>